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647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83cm" fo:break-before="auto" style:use-optimal-row-height="false"/>
    </style:style>
    <style:style style:name="ro9" style:family="table-row">
      <style:table-row-properties style:row-height="0.462cm" fo:break-before="auto" style:use-optimal-row-height="false"/>
    </style:style>
    <style:style style:name="ro10" style:family="table-row">
      <style:table-row-properties style:row-height="0.607cm" fo:break-before="auto" style:use-optimal-row-height="false"/>
    </style:style>
    <style:style style:name="ro11" style:family="table-row">
      <style:table-row-properties style:row-height="0.496cm" fo:break-before="auto" style:use-optimal-row-height="false"/>
    </style:style>
    <style:style style:name="ro12" style:family="table-row">
      <style:table-row-properties style:row-height="0.485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9" style:family="table-cell" style:parent-style-name="Default" style:data-style-name="N41">
      <style:table-cell-properties fo:background-color="transparen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7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2" style:family="table-cell" style:parent-style-name="Default" style:data-style-name="N41">
      <style:table-cell-properties fo:background-color="#00ff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8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9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2" style:family="table-cell" style:parent-style-name="Default" style:data-style-name="N41">
      <style:table-cell-properties fo:border-bottom="0.06pt solid #000000" fo:background-color="#00ffff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</style:style>
    <style:style style:name="ce33" style:family="table-cell" style:parent-style-name="Default" style:data-style-name="N41">
      <style:table-cell-properties fo:border-bottom="0.06pt solid #000000" fo:background-color="#00ff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</style:style>
    <style:style style:name="ce34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5" style:family="table-cell" style:parent-style-name="Default" style:data-style-name="N41">
      <style:table-cell-properties fo:border-bottom="0.06pt solid #000000" fo:background-color="#00ff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color="#000000"/>
    </style:style>
    <style:style style:name="ce36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  <style:text-properties fo:color="#000000"/>
    </style:style>
    <style:style style:name="ce37" style:family="table-cell" style:parent-style-name="Default" style:data-style-name="N41">
      <style:table-cell-properties fo:border-bottom="0.06pt solid #000000" fo:background-color="#00ffff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color="#000000"/>
    </style:style>
    <style:style style:name="ce38" style:family="table-cell" style:parent-style-name="Default" style:data-style-name="N100">
      <style:table-cell-properties fo:border-bottom="0.06pt solid #000000" fo:background-color="#00ffff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39" style:family="table-cell" style:parent-style-name="Default" style:data-style-name="N100">
      <style:table-cell-properties fo:border-bottom="0.06pt solid #000000" fo:background-color="#00ff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41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42" style:family="table-cell" style:parent-style-name="Default" style:data-style-name="N41">
      <style:table-cell-properties fo:border-bottom="0.06pt solid #000000" fo:background-color="#00ffff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43" style:family="table-cell" style:parent-style-name="Default" style:data-style-name="N41">
      <style:table-cell-properties fo:border-bottom="0.06pt solid #000000" fo:background-color="#00ff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44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45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7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9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53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4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5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57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59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60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6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6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68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>
      <style:table-cell-properties fo:background-color="#00ffff" fo:border="0.06pt solid #000000"/>
    </style:style>
    <style:style style:name="ce70" style:family="table-cell" style:parent-style-name="Default">
      <style:table-cell-properties fo:background-color="#00ff00" fo:border="0.06pt solid #000000"/>
    </style:style>
    <style:style style:name="ce71" style:family="table-cell" style:parent-style-name="Default">
      <style:table-cell-properties fo:background-color="#00ff00" fo:border="0.06pt solid #000000"/>
      <style:text-properties fo:color="#000000"/>
    </style:style>
    <style:style style:name="ce72" style:family="table-cell" style:parent-style-name="Default">
      <style:table-cell-properties fo:background-color="transparent" fo:border="0.06pt solid #000000"/>
      <style:text-properties fo:color="#000000"/>
    </style:style>
    <style:style style:name="ce73" style:family="table-cell" style:parent-style-name="Default">
      <style:table-cell-properties fo:background-color="#00ffff" fo:border="0.06pt solid #000000"/>
      <style:text-properties fo:color="#000000"/>
    </style:style>
    <style:style style:name="ce7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76" style:family="table-cell" style:parent-style-name="Default">
      <style:table-cell-properties fo:background-color="#00ffff"/>
    </style:style>
    <style:style style:name="ce7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0"/>
        <table:table-column table:style-name="co2" table:default-cell-style-name="ce19"/>
        <table:table-column table:style-name="co3" table:default-cell-style-name="ce10"/>
        <table:table-column table:style-name="co4" table:default-cell-style-name="ce19"/>
        <table:table-column table:style-name="co5" table:default-cell-style-name="ce10"/>
        <table:table-column table:style-name="co6" table:default-cell-style-name="ce19"/>
        <table:table-column table:style-name="co7" table:default-cell-style-name="ce10"/>
        <table:table-column table:style-name="co8" table:default-cell-style-name="ce19"/>
        <table:table-column table:style-name="co9" table:default-cell-style-name="ce10"/>
        <table:table-column table:style-name="co10" table:default-cell-style-name="ce19"/>
        <table:table-column table:style-name="co11" table:default-cell-style-name="ce10"/>
        <table:table-column table:style-name="co12" table:default-cell-style-name="ce19"/>
        <table:table-column table:style-name="co11" table:default-cell-style-name="ce10"/>
        <table:table-column table:style-name="co12" table:default-cell-style-name="ce19"/>
        <table:table-column table:style-name="co13" table:default-cell-style-name="ce10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number-columns-repeated="2" table:default-cell-style-name="ce19"/>
        <table:table-column table:style-name="co18" table:default-cell-style-name="ce10"/>
        <table:table-column table:style-name="co3" table:default-cell-style-name="ce10"/>
        <table:table-column table:style-name="co18" table:number-columns-repeated="1001" table:default-cell-style-name="ce10"/>
        <table:table-row table:style-name="ro1">
          <table:table-cell table:style-name="ce1" office:value-type="string" calcext:value-type="string">
            <text:p>20130530</text:p>
          </table:table-cell>
          <table:table-cell table:style-name="ce11"/>
          <table:table-cell table:style-name="ce20"/>
          <table:table-cell table:style-name="ce23"/>
          <table:table-cell table:style-name="ce26"/>
          <table:table-cell table:style-name="ce29"/>
          <table:table-cell table:style-name="ce30"/>
          <table:table-cell table:style-name="ce12"/>
          <table:table-cell table:style-name="ce21"/>
          <table:table-cell table:style-name="ce24"/>
          <table:table-cell table:style-name="ce30"/>
          <table:table-cell table:style-name="ce12"/>
          <table:table-cell table:style-name="ce21"/>
          <table:table-cell table:style-name="ce24"/>
          <table:table-cell table:style-name="ce27"/>
          <table:table-cell table:style-name="ce25" table:number-columns-repeated="4"/>
          <table:table-cell table:style-name="ce44"/>
          <table:table-cell table:style-name="ce12"/>
          <table:table-cell table:style-name="ce21"/>
          <table:table-cell table:style-name="ce52"/>
          <table:table-cell table:style-name="ce21" table:number-columns-repeated="10"/>
          <table:table-cell table:style-name="ce68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2"/>
          <table:covered-table-cell table:style-name="ce21"/>
          <table:covered-table-cell table:style-name="ce24"/>
          <table:table-cell table:style-name="ce27" office:value-type="string" calcext:value-type="string" table:number-columns-spanned="2" table:number-rows-spanned="1">
            <text:p>EUVI-B</text:p>
          </table:table-cell>
          <table:covered-table-cell table:style-name="ce25"/>
          <table:table-cell table:style-name="ce31" office:value-type="string" calcext:value-type="string" table:number-columns-spanned="4" table:number-rows-spanned="1">
            <text:p>LASCO</text:p>
          </table:table-cell>
          <table:covered-table-cell table:style-name="ce12"/>
          <table:covered-table-cell table:style-name="ce21"/>
          <table:covered-table-cell table:style-name="ce24"/>
          <table:table-cell table:style-name="ce31" office:value-type="string" calcext:value-type="string" table:number-columns-spanned="4" table:number-rows-spanned="1">
            <text:p>COR-A</text:p>
          </table:table-cell>
          <table:covered-table-cell table:style-name="ce12"/>
          <table:covered-table-cell table:style-name="ce21"/>
          <table:covered-table-cell table:style-name="ce24"/>
          <table:table-cell table:style-name="ce27" office:value-type="string" calcext:value-type="string" table:number-columns-spanned="2" table:number-rows-spanned="1">
            <text:p>EUVI-A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AIA</text:p>
          </table:table-cell>
          <table:covered-table-cell table:style-name="ce25"/>
          <table:table-cell table:style-name="ce25" office:value-type="string" calcext:value-type="string" table:number-columns-spanned="11" table:number-rows-spanned="1">
            <text:p>GCS parameters</text:p>
          </table:table-cell>
          <table:covered-table-cell table:style-name="ce45" office:value-type="string" calcext:value-type="string">
            <text:p>GCS parameters</text:p>
          </table:covered-table-cell>
          <table:covered-table-cell table:style-name="ce12"/>
          <table:covered-table-cell table:style-name="ce21"/>
          <table:covered-table-cell table:style-name="ce52"/>
          <table:covered-table-cell table:number-columns-repeated="6" table:style-name="ce21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21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21"/>
          <table:table-cell table:style-name="ce68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3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5" office:value-type="string" calcext:value-type="string">
            <text:p>Filename</text:p>
          </table:table-cell>
          <table:table-cell table:style-name="ce27" office:value-type="string" calcext:value-type="string">
            <text:p>Time EUVI-B</text:p>
          </table:table-cell>
          <table:table-cell table:style-name="ce25" office:value-type="string" calcext:value-type="string">
            <text:p>Filename</text:p>
          </table:table-cell>
          <table:table-cell table:style-name="ce31" office:value-type="string" calcext:value-type="string">
            <text:p>Time LASCO</text:p>
          </table:table-cell>
          <table:table-cell table:style-name="ce13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5" office:value-type="string" calcext:value-type="string">
            <text:p>Filename</text:p>
          </table:table-cell>
          <table:table-cell table:style-name="ce31" office:value-type="string" calcext:value-type="string">
            <text:p>Time COR-A</text:p>
          </table:table-cell>
          <table:table-cell table:style-name="ce13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5" office:value-type="string" calcext:value-type="string">
            <text:p>Filename</text:p>
          </table:table-cell>
          <table:table-cell table:style-name="ce27" office:value-type="string" calcext:value-type="string">
            <text:p>Time EUVI-A</text:p>
          </table:table-cell>
          <table:table-cell table:style-name="ce25" office:value-type="string" calcext:value-type="string">
            <text:p>Filename</text:p>
          </table:table-cell>
          <table:table-cell table:style-name="ce25" office:value-type="string" calcext:value-type="string">
            <text:p>Time AIA</text:p>
          </table:table-cell>
          <table:table-cell table:style-name="ce25" office:value-type="string" calcext:value-type="string">
            <text:p>Filename</text:p>
          </table:table-cell>
          <table:table-cell table:style-name="ce25" office:value-type="string" calcext:value-type="string">
            <text:p>Replace EUVI with AIA? (y/n &amp; which)</text:p>
          </table:table-cell>
          <table:table-cell table:style-name="ce45" office:value-type="string" calcext:value-type="string">
            <text:p>which COR</text:p>
          </table:table-cell>
          <table:table-cell table:style-name="ce13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8" table:number-columns-repeated="9"/>
          <table:table-cell table:number-columns-repeated="982"/>
        </table:table-row>
        <table:table-row table:style-name="ro4">
          <table:table-cell table:style-name="ce3" office:value-type="time" office:time-value="PT05H55M00S" calcext:value-type="time">
            <text:p>05:55:00</text:p>
          </table:table-cell>
          <table:table-cell table:style-name="ce14" office:value-type="string" calcext:value-type="string">
            <text:p>20130530_055500_0B4c1B.fts</text:p>
          </table:table-cell>
          <table:table-cell table:style-name="ce22" office:value-type="time" office:time-value="PT05H45M00S" calcext:value-type="time">
            <text:p>05:45:00</text:p>
          </table:table-cell>
          <table:table-cell table:style-name="ce14" office:value-type="string" calcext:value-type="string">
            <text:p>20130530_054500_0B4c1B.fts</text:p>
          </table:table-cell>
          <table:table-cell table:style-name="ce3" office:value-type="time" office:time-value="PT04H45M00S" calcext:value-type="time">
            <text:p>04:45:00</text:p>
          </table:table-cell>
          <table:table-cell table:style-name="ce14" office:value-type="string" calcext:value-type="string">
            <text:p>20130530_044530_14euB.fts</text:p>
          </table:table-cell>
          <table:table-cell table:style-name="ce32" office:value-type="time" office:time-value="PT05H59M00S" calcext:value-type="time">
            <text:p>05:59:00</text:p>
          </table:table-cell>
          <table:table-cell table:style-name="ce14" office:value-type="string" calcext:value-type="string">
            <text:p>25461078.fts</text:p>
          </table:table-cell>
          <table:table-cell table:style-name="ce32" office:value-type="time" office:time-value="PT05H47M00S" calcext:value-type="time">
            <text:p>05:47:00</text:p>
          </table:table-cell>
          <table:table-cell table:style-name="ce14" office:value-type="string" calcext:value-type="string">
            <text:p>25461077.fts</text:p>
          </table:table-cell>
          <table:table-cell table:style-name="ce3" office:value-type="time" office:time-value="PT05H55M00S" calcext:value-type="time">
            <text:p>05:55:00</text:p>
          </table:table-cell>
          <table:table-cell table:style-name="ce38" office:value-type="string" calcext:value-type="string">
            <text:p>20130530_055500_0B4c1A.fts</text:p>
          </table:table-cell>
          <table:table-cell table:style-name="ce3" office:value-type="time" office:time-value="PT05H45M00S" calcext:value-type="time">
            <text:p>05:45:00</text:p>
          </table:table-cell>
          <table:table-cell table:style-name="ce38" office:value-type="string" calcext:value-type="string">
            <text:p>20130530_054500_0B4c1A.fts</text:p>
          </table:table-cell>
          <table:table-cell table:style-name="ce42" office:value-type="time" office:time-value="PT05H00M00S" calcext:value-type="time">
            <text:p>05:00:00</text:p>
          </table:table-cell>
          <table:table-cell table:style-name="ce38" office:value-type="string" calcext:value-type="string">
            <text:p>20130530_050030_14euA.fts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 office:value-type="string" calcext:value-type="string">
            <text:p>NO</text:p>
          </table:table-cell>
          <table:table-cell table:style-name="ce17" office:value-type="string" calcext:value-type="string">
            <text:p>cor1</text:p>
          </table:table-cell>
          <table:table-cell table:style-name="ce14" office:value-type="string" calcext:value-type="string">
            <text:p>C2</text:p>
          </table:table-cell>
          <table:table-cell table:style-name="ce46" office:value-type="float" office:value="1" calcext:value-type="float">
            <text:p>1</text:p>
          </table:table-cell>
          <table:table-cell table:style-name="ce53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0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30/preped/20130530_055500_0B4c1A.fts', hdreventa)&#10;imaprev=sccreadfits(secchipath+'/a/seq/cor1/20130530/preped/20130530_054500_0B4c1A.fts',hdreventpa)&#10;;SECCHI B&#10;imb=sccreadfits(secchipath+'/b/seq/cor1/20130530/preped/20130530_055500_0B4c1B.fts', hdreventb)&#10;imbprev=sccreadfits(secchipath+'/b/seq/cor1/20130530/preped/20130530_054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30/25461078.fts', lasco1hdr);+'/C3/L0/20130328/32334111.fts', lasco1hdr)&#10;lasco0=readfits(lascopath+'/20130530/2546107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0/preped/20130530_044530_14euB.fts', heuvib)&#10;imeuvia=sccreadfits(secchipath+'/a/img/euvi/20130530/preped/20130530_050030_14euA.fts', heuvia)&#10;;This one replaces one of the EUVIs for SDO AIA&#10;;imeuvib=sccreadfits('/home/hebe/data/sdo/aia/L1/193/2013053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0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30/preped/20130530_055500_0B4c1A.fts', hdreventa)</text:p>
            <text:p>imaprev=sccreadfits(secchipath+'/a/seq/cor1/20130530/preped/20130530_054500_0B4c1A.fts',hdreventpa)</text:p>
            <text:p>;SECCHI B</text:p>
            <text:p>imb=sccreadfits(secchipath+'/b/seq/cor1/20130530/preped/20130530_055500_0B4c1B.fts', hdreventb)</text:p>
            <text:p>imbprev=sccreadfits(secchipath+'/b/seq/cor1/20130530/preped/20130530_054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30/25461078.fts', lasco1hdr);+'/C3/L0/20130328/32334111.fts', lasco1hdr)</text:p>
            <text:p>lasco0=readfits(lascopath+'/20130530/2546107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0/preped/20130530_044530_14euB.fts', heuvib)</text:p>
            <text:p>imeuvia=sccreadfits(secchipath+'/a/img/euvi/20130530/preped/20130530_050030_14euA.fts', heuvia)</text:p>
            <text:p>;This one replaces one of the EUVIs for SDO AIA</text:p>
            <text:p>;imeuvib=sccreadfits('/home/hebe/data/sdo/aia/L1/193/2013053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6" table:number-columns-repeated="5"/>
          <table:table-cell table:style-name="ce61" table:number-columns-repeated="5"/>
          <table:table-cell table:style-name="ce69" table:number-columns-repeated="9"/>
          <table:table-cell table:style-name="ce76" table:number-columns-repeated="982"/>
        </table:table-row>
        <table:table-row table:style-name="ro5">
          <table:table-cell table:style-name="ce4" office:value-type="time" office:time-value="PT06H15M00S" calcext:value-type="time">
            <text:p>06:15:00</text:p>
          </table:table-cell>
          <table:table-cell table:style-name="ce15" office:value-type="string" calcext:value-type="string">
            <text:p>20130530_061500_0B4c1B.fts</text:p>
          </table:table-cell>
          <table:table-cell table:style-name="ce4" office:value-type="time" office:time-value="PT06H05M00S" calcext:value-type="time">
            <text:p>06:05:00</text:p>
          </table:table-cell>
          <table:table-cell table:style-name="ce15" office:value-type="string" calcext:value-type="string">
            <text:p>20130530_060500_0B4c1B.fts</text:p>
          </table:table-cell>
          <table:table-cell table:style-name="ce4"/>
          <table:table-cell table:style-name="ce15"/>
          <table:table-cell table:style-name="ce33" office:value-type="time" office:time-value="PT06H11M00S" calcext:value-type="time">
            <text:p>06:11:00</text:p>
          </table:table-cell>
          <table:table-cell table:style-name="ce15" office:value-type="string" calcext:value-type="string">
            <text:p>25461079.fts</text:p>
          </table:table-cell>
          <table:table-cell table:style-name="ce33" office:value-type="time" office:time-value="PT05H59M00S" calcext:value-type="time">
            <text:p>05:59:00</text:p>
          </table:table-cell>
          <table:table-cell table:style-name="ce15" office:value-type="string" calcext:value-type="string">
            <text:p>25461078.fts</text:p>
          </table:table-cell>
          <table:table-cell table:style-name="ce4" office:value-type="time" office:time-value="PT06H15M00S" calcext:value-type="time">
            <text:p>06:15:00</text:p>
          </table:table-cell>
          <table:table-cell table:style-name="ce39" office:value-type="string" calcext:value-type="string">
            <text:p>20130530_061500_0B4c1A.fts</text:p>
          </table:table-cell>
          <table:table-cell table:style-name="ce4" office:value-type="time" office:time-value="PT06H05M00S" calcext:value-type="time">
            <text:p>06:05:00</text:p>
          </table:table-cell>
          <table:table-cell table:style-name="ce39" office:value-type="string" calcext:value-type="string">
            <text:p>20130530_060500_0B4c1A.fts</text:p>
          </table:table-cell>
          <table:table-cell table:style-name="ce43"/>
          <table:table-cell table:style-name="ce39" table:number-columns-repeated="4"/>
          <table:table-cell table:style-name="ce16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7" office:value-type="float" office:value="2" calcext:value-type="float">
            <text:p>2</text:p>
          </table:table-cell>
          <table:table-cell table:style-name="ce54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0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30/preped/20130530_061500_0B4c1A.fts', hdreventa)&#10;imaprev=sccreadfits(secchipath+'/a/seq/cor1/20130530/preped/20130530_060500_0B4c1A.fts',hdreventpa)&#10;;SECCHI B&#10;imb=sccreadfits(secchipath+'/b/seq/cor1/20130530/preped/20130530_061500_0B4c1B.fts', hdreventb)&#10;imbprev=sccreadfits(secchipath+'/b/seq/cor1/20130530/preped/20130530_060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30/25461079.fts', lasco1hdr);+'/C3/L0/20130328/32334111.fts', lasco1hdr)&#10;lasco0=readfits(lascopath+'/20130530/2546107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0/preped/20130530_044530_14euB.fts', heuvib)&#10;imeuvia=sccreadfits(secchipath+'/a/img/euvi/20130530/preped/20130530_050030_14euA.fts', heuvia)&#10;;This one replaces one of the EUVIs for SDO AIA&#10;;imeuvib=sccreadfits('/home/hebe/data/sdo/aia/L1/193/2013053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0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30/preped/20130530_061500_0B4c1A.fts', hdreventa)</text:p>
            <text:p>imaprev=sccreadfits(secchipath+'/a/seq/cor1/20130530/preped/20130530_060500_0B4c1A.fts',hdreventpa)</text:p>
            <text:p>;SECCHI B</text:p>
            <text:p>imb=sccreadfits(secchipath+'/b/seq/cor1/20130530/preped/20130530_061500_0B4c1B.fts', hdreventb)</text:p>
            <text:p>imbprev=sccreadfits(secchipath+'/b/seq/cor1/20130530/preped/20130530_060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30/25461079.fts', lasco1hdr);+'/C3/L0/20130328/32334111.fts', lasco1hdr)</text:p>
            <text:p>lasco0=readfits(lascopath+'/20130530/2546107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0/preped/20130530_044530_14euB.fts', heuvib)</text:p>
            <text:p>imeuvia=sccreadfits(secchipath+'/a/img/euvi/20130530/preped/20130530_050030_14euA.fts', heuvia)</text:p>
            <text:p>;This one replaces one of the EUVIs for SDO AIA</text:p>
            <text:p>;imeuvib=sccreadfits('/home/hebe/data/sdo/aia/L1/193/2013053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9"/>
          <table:table-cell table:style-name="ce47" table:number-columns-repeated="4"/>
          <table:table-cell table:style-name="ce62" table:number-columns-repeated="5"/>
          <table:table-cell table:style-name="ce70" table:number-columns-repeated="9"/>
          <table:table-cell table:style-name="ce77" table:number-columns-repeated="982"/>
        </table:table-row>
        <table:table-row table:style-name="ro5">
          <table:table-cell table:style-name="ce4" office:value-type="time" office:time-value="PT06H25M00S" calcext:value-type="time">
            <text:p>06:25:00</text:p>
          </table:table-cell>
          <table:table-cell table:style-name="ce15" office:value-type="string" calcext:value-type="string">
            <text:p>20130530_062500_0B4c1B.fts</text:p>
          </table:table-cell>
          <table:table-cell table:style-name="ce4" office:value-type="time" office:time-value="PT06H15M00S" calcext:value-type="time">
            <text:p>06:15:00</text:p>
          </table:table-cell>
          <table:table-cell table:style-name="ce15" office:value-type="string" calcext:value-type="string">
            <text:p>20130530_061500_0B4c1B.fts</text:p>
          </table:table-cell>
          <table:table-cell table:style-name="ce4"/>
          <table:table-cell table:style-name="ce15"/>
          <table:table-cell table:style-name="ce33" office:value-type="time" office:time-value="PT06H23M00S" calcext:value-type="time">
            <text:p>06:23:00</text:p>
          </table:table-cell>
          <table:table-cell table:style-name="ce15" office:value-type="string" calcext:value-type="string">
            <text:p>25461080.fts</text:p>
          </table:table-cell>
          <table:table-cell table:style-name="ce33" office:value-type="time" office:time-value="PT06H11M00S" calcext:value-type="time">
            <text:p>06:11:00</text:p>
          </table:table-cell>
          <table:table-cell table:style-name="ce15" office:value-type="string" calcext:value-type="string">
            <text:p>25461079.fts</text:p>
          </table:table-cell>
          <table:table-cell table:style-name="ce4" office:value-type="time" office:time-value="PT06H25M00S" calcext:value-type="time">
            <text:p>06:25:00</text:p>
          </table:table-cell>
          <table:table-cell table:style-name="ce39" office:value-type="string" calcext:value-type="string">
            <text:p>20130530_062500_0B4c1A.fts</text:p>
          </table:table-cell>
          <table:table-cell table:style-name="ce4" office:value-type="time" office:time-value="PT06H15M00S" calcext:value-type="time">
            <text:p>06:15:00</text:p>
          </table:table-cell>
          <table:table-cell table:style-name="ce39" office:value-type="string" calcext:value-type="string">
            <text:p>20130530_061500_0B4c1A.fts</text:p>
          </table:table-cell>
          <table:table-cell table:style-name="ce43"/>
          <table:table-cell table:style-name="ce39" table:number-columns-repeated="4"/>
          <table:table-cell table:style-name="ce16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7" office:value-type="float" office:value="3" calcext:value-type="float">
            <text:p>3</text:p>
          </table:table-cell>
          <table:table-cell table:style-name="ce54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30/preped/20130530_062500_0B4c1A.fts', hdreventa)&#10;imaprev=sccreadfits(secchipath+'/a/seq/cor1/20130530/preped/20130530_061500_0B4c1A.fts',hdreventpa)&#10;;SECCHI B&#10;imb=sccreadfits(secchipath+'/b/seq/cor1/20130530/preped/20130530_062500_0B4c1B.fts', hdreventb)&#10;imbprev=sccreadfits(secchipath+'/b/seq/cor1/20130530/preped/20130530_061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30/25461080.fts', lasco1hdr);+'/C3/L0/20130328/32334111.fts', lasco1hdr)&#10;lasco0=readfits(lascopath+'/20130530/2546107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0/preped/20130530_044530_14euB.fts', heuvib)&#10;imeuvia=sccreadfits(secchipath+'/a/img/euvi/20130530/preped/20130530_050030_14euA.fts', heuvia)&#10;;This one replaces one of the EUVIs for SDO AIA&#10;;imeuvib=sccreadfits('/home/hebe/data/sdo/aia/L1/193/2013053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30/preped/20130530_062500_0B4c1A.fts', hdreventa)</text:p>
            <text:p>imaprev=sccreadfits(secchipath+'/a/seq/cor1/20130530/preped/20130530_061500_0B4c1A.fts',hdreventpa)</text:p>
            <text:p>;SECCHI B</text:p>
            <text:p>imb=sccreadfits(secchipath+'/b/seq/cor1/20130530/preped/20130530_062500_0B4c1B.fts', hdreventb)</text:p>
            <text:p>imbprev=sccreadfits(secchipath+'/b/seq/cor1/20130530/preped/20130530_061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30/25461080.fts', lasco1hdr);+'/C3/L0/20130328/32334111.fts', lasco1hdr)</text:p>
            <text:p>lasco0=readfits(lascopath+'/20130530/2546107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0/preped/20130530_044530_14euB.fts', heuvib)</text:p>
            <text:p>imeuvia=sccreadfits(secchipath+'/a/img/euvi/20130530/preped/20130530_050030_14euA.fts', heuvia)</text:p>
            <text:p>;This one replaces one of the EUVIs for SDO AIA</text:p>
            <text:p>;imeuvib=sccreadfits('/home/hebe/data/sdo/aia/L1/193/2013053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9"/>
          <table:table-cell table:style-name="ce47" table:number-columns-repeated="4"/>
          <table:table-cell table:style-name="ce62" table:number-columns-repeated="5"/>
          <table:table-cell table:style-name="ce70" table:number-columns-repeated="9"/>
          <table:table-cell table:style-name="ce77" table:number-columns-repeated="982"/>
        </table:table-row>
        <table:table-row table:style-name="ro6">
          <table:table-cell table:style-name="ce4" office:value-type="time" office:time-value="PT06H39M00S" calcext:value-type="time">
            <text:p>06:39:00</text:p>
          </table:table-cell>
          <table:table-cell table:style-name="ce15" office:value-type="string" calcext:value-type="string">
            <text:p>20130530_063900_04c2B.fts</text:p>
          </table:table-cell>
          <table:table-cell table:style-name="ce4" office:value-type="time" office:time-value="PT06H24M00S" calcext:value-type="time">
            <text:p>06:24:00</text:p>
          </table:table-cell>
          <table:table-cell table:style-name="ce15" office:value-type="string" calcext:value-type="string">
            <text:p>20130530_062400_04c2B.fts</text:p>
          </table:table-cell>
          <table:table-cell table:style-name="ce4"/>
          <table:table-cell table:style-name="ce15"/>
          <table:table-cell table:style-name="ce33" office:value-type="time" office:time-value="PT06H35M00S" calcext:value-type="time">
            <text:p>06:35:00</text:p>
          </table:table-cell>
          <table:table-cell table:style-name="ce15" office:value-type="string" calcext:value-type="string">
            <text:p>25461081.fts</text:p>
          </table:table-cell>
          <table:table-cell table:style-name="ce33" office:value-type="time" office:time-value="PT06H23M00S" calcext:value-type="time">
            <text:p>06:23:00</text:p>
          </table:table-cell>
          <table:table-cell table:style-name="ce15" office:value-type="string" calcext:value-type="string">
            <text:p>25461080.fts</text:p>
          </table:table-cell>
          <table:table-cell table:style-name="ce4" office:value-type="time" office:time-value="PT06H39M00S" calcext:value-type="time">
            <text:p>06:39:00</text:p>
          </table:table-cell>
          <table:table-cell table:style-name="ce39" office:value-type="string" calcext:value-type="string">
            <text:p>20130530_063900_04c2A.fts</text:p>
          </table:table-cell>
          <table:table-cell table:style-name="ce4" office:value-type="time" office:time-value="PT06H24M00S" calcext:value-type="time">
            <text:p>06:24:00</text:p>
          </table:table-cell>
          <table:table-cell table:style-name="ce39" office:value-type="string" calcext:value-type="string">
            <text:p>20130530_062400_04c2A.fts</text:p>
          </table:table-cell>
          <table:table-cell table:style-name="ce43"/>
          <table:table-cell table:style-name="ce39" table:number-columns-repeated="4"/>
          <table:table-cell table:style-name="ce16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7" office:value-type="float" office:value="4" calcext:value-type="float">
            <text:p>4</text:p>
          </table:table-cell>
          <table:table-cell table:style-name="ce55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7] &amp; &quot;', hdreventa)&quot; &amp; CHAR(10) &amp; &quot;imaprev=sccreadfits(secchipath+'/a/img/cor2/&quot; &amp; [.$A$1] &amp; &quot;/level1/&quot; &amp; [.N7] &amp; &quot;',hdreventpa)&quot; &amp; CHAR(10) &amp; &quot;;SECCHI B&quot; &amp; CHAR(10) &amp; &quot;imb=sccreadfits(secchipath+'/b/img/cor2/&quot; &amp; [.$A$1] &amp; &quot;/level1/&quot; &amp; [.B7] &amp; &quot;', hdreventb)&quot; &amp; CHAR(10) &amp; &quot;imbprev=sccreadfits(secchipath+'/b/img/cor2/&quot; &amp; [.$A$1] &amp; &quot;/level1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0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30/level1/20130530_063900_04c2A.fts', hdreventa)&#10;imaprev=sccreadfits(secchipath+'/a/img/cor2/20130530/level1/20130530_062400_04c2A.fts',hdreventpa)&#10;;SECCHI B&#10;imb=sccreadfits(secchipath+'/b/img/cor2/20130530/level1/20130530_063900_04c2B.fts', hdreventb)&#10;imbprev=sccreadfits(secchipath+'/b/img/cor2/20130530/level1/20130530_06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30/25461081.fts', lasco1hdr);+'/C3/L0/20130328/32334111.fts', lasco1hdr)&#10;lasco0=readfits(lascopath+'/20130530/2546108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0/preped/20130530_044530_14euB.fts', heuvib)&#10;imeuvia=sccreadfits(secchipath+'/a/img/euvi/20130530/preped/20130530_050030_14euA.fts', heuvia)&#10;;This one replaces one of the EUVIs for SDO AIA&#10;;imeuvib=sccreadfits('/home/hebe/data/sdo/aia/L1/193/2013053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0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30/level1/20130530_063900_04c2A.fts', hdreventa)</text:p>
            <text:p>imaprev=sccreadfits(secchipath+'/a/img/cor2/20130530/level1/20130530_062400_04c2A.fts',hdreventpa)</text:p>
            <text:p>;SECCHI B</text:p>
            <text:p>imb=sccreadfits(secchipath+'/b/img/cor2/20130530/level1/20130530_063900_04c2B.fts', hdreventb)</text:p>
            <text:p>imbprev=sccreadfits(secchipath+'/b/img/cor2/20130530/level1/20130530_06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30/25461081.fts', lasco1hdr);+'/C3/L0/20130328/32334111.fts', lasco1hdr)</text:p>
            <text:p>lasco0=readfits(lascopath+'/20130530/2546108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0/preped/20130530_044530_14euB.fts', heuvib)</text:p>
            <text:p>imeuvia=sccreadfits(secchipath+'/a/img/euvi/20130530/preped/20130530_050030_14euA.fts', heuvia)</text:p>
            <text:p>;This one replaces one of the EUVIs for SDO AIA</text:p>
            <text:p>;imeuvib=sccreadfits('/home/hebe/data/sdo/aia/L1/193/2013053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9"/>
          <table:table-cell table:style-name="ce47" table:number-columns-repeated="4"/>
          <table:table-cell table:style-name="ce62" table:number-columns-repeated="5"/>
          <table:table-cell table:style-name="ce70" table:number-columns-repeated="9"/>
          <table:table-cell table:style-name="ce77" table:number-columns-repeated="982"/>
        </table:table-row>
        <table:table-row table:style-name="ro7">
          <table:table-cell table:style-name="Default" table:number-columns-repeated="4"/>
          <table:table-cell table:style-name="ce8"/>
          <table:table-cell table:style-name="ce13"/>
          <table:table-cell table:style-name="ce34" office:value-type="time" office:time-value="PT06H47M00S" calcext:value-type="time">
            <text:p>06:47:00</text:p>
          </table:table-cell>
          <table:table-cell table:style-name="ce13" office:value-type="string" calcext:value-type="string">
            <text:p>25461082.fts</text:p>
          </table:table-cell>
          <table:table-cell table:style-name="ce34" office:value-type="time" office:time-value="PT06H35M00S" calcext:value-type="time">
            <text:p>06:35:00</text:p>
          </table:table-cell>
          <table:table-cell table:style-name="ce13" office:value-type="string" calcext:value-type="string">
            <text:p>25461081.fts</text:p>
          </table:table-cell>
          <table:table-cell table:style-name="Default" table:number-columns-repeated="4"/>
          <table:table-cell table:style-name="ce8"/>
          <table:table-cell table:style-name="ce13" table:number-columns-repeated="4"/>
          <table:table-cell table:style-name="ce18"/>
          <table:table-cell table:style-name="ce13"/>
          <table:table-cell table:style-name="ce48"/>
          <table:table-cell table:style-name="ce56"/>
          <table:table-cell table:style-name="ce60"/>
          <table:table-cell table:style-name="ce48" table:number-columns-repeated="4"/>
          <table:table-cell table:style-name="ce21" table:number-columns-repeated="5"/>
          <table:table-cell table:style-name="ce68" table:number-columns-repeated="9"/>
          <table:table-cell table:number-columns-repeated="982"/>
        </table:table-row>
        <table:table-row table:style-name="ro4">
          <table:table-cell table:style-name="ce5" office:value-type="time" office:time-value="PT06H54M00S" calcext:value-type="time">
            <text:p>06:54:00</text:p>
          </table:table-cell>
          <table:table-cell table:style-name="ce15" office:value-type="string" calcext:value-type="string">
            <text:p>20130530_065400_04c2B.fts</text:p>
          </table:table-cell>
          <table:table-cell table:style-name="ce4" office:value-type="time" office:time-value="PT06H39M00S" calcext:value-type="time">
            <text:p>06:39:00</text:p>
          </table:table-cell>
          <table:table-cell table:style-name="ce15" office:value-type="string" calcext:value-type="string">
            <text:p>20130530_063900_04c2B.fts</text:p>
          </table:table-cell>
          <table:table-cell table:style-name="ce4"/>
          <table:table-cell table:style-name="ce15"/>
          <table:table-cell table:style-name="ce4" office:value-type="time" office:time-value="PT06H59M00S" calcext:value-type="time">
            <text:p>06:59:00</text:p>
          </table:table-cell>
          <table:table-cell table:style-name="ce15" office:value-type="string" calcext:value-type="string">
            <text:p>25461083.fts</text:p>
          </table:table-cell>
          <table:table-cell table:style-name="ce4" office:value-type="time" office:time-value="PT06H47M00S" calcext:value-type="time">
            <text:p>06:47:00</text:p>
          </table:table-cell>
          <table:table-cell table:style-name="ce15" office:value-type="string" calcext:value-type="string">
            <text:p>25461082.fts</text:p>
          </table:table-cell>
          <table:table-cell table:style-name="ce5" office:value-type="time" office:time-value="PT06H54M00S" calcext:value-type="time">
            <text:p>06:54:00</text:p>
          </table:table-cell>
          <table:table-cell table:style-name="ce15" office:value-type="string" calcext:value-type="string">
            <text:p>20130530_065400_04c2A.fts</text:p>
          </table:table-cell>
          <table:table-cell table:style-name="ce4" office:value-type="time" office:time-value="PT06H39M00S" calcext:value-type="time">
            <text:p>06:39:00</text:p>
          </table:table-cell>
          <table:table-cell table:style-name="ce15" office:value-type="string" calcext:value-type="string">
            <text:p>20130530_063900_04c2A.fts</text:p>
          </table:table-cell>
          <table:table-cell table:style-name="ce4"/>
          <table:table-cell table:style-name="ce15" table:number-columns-repeated="4"/>
          <table:table-cell table:style-name="ce16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7" office:value-type="float" office:value="5" calcext:value-type="float">
            <text:p>5</text:p>
          </table:table-cell>
          <table:table-cell table:style-name="ce55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9] &amp; &quot;', hdreventa)&quot; &amp; CHAR(10) &amp; &quot;imaprev=sccreadfits(secchipath+'/a/img/cor2/&quot; &amp; [.$A$1] &amp; &quot;/level1/&quot; &amp; [.N9] &amp; &quot;',hdreventpa)&quot; &amp; CHAR(10) &amp; &quot;;SECCHI B&quot; &amp; CHAR(10) &amp; &quot;imb=sccreadfits(secchipath+'/b/img/cor2/&quot; &amp; [.$A$1] &amp; &quot;/level1/&quot; &amp; [.B9] &amp; &quot;', hdreventb)&quot; &amp; CHAR(10) &amp; &quot;imbprev=sccreadfits(secchipath+'/b/img/cor2/&quot; &amp; [.$A$1] &amp; &quot;/level1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0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30/level1/20130530_065400_04c2A.fts', hdreventa)&#10;imaprev=sccreadfits(secchipath+'/a/img/cor2/20130530/level1/20130530_063900_04c2A.fts',hdreventpa)&#10;;SECCHI B&#10;imb=sccreadfits(secchipath+'/b/img/cor2/20130530/level1/20130530_065400_04c2B.fts', hdreventb)&#10;imbprev=sccreadfits(secchipath+'/b/img/cor2/20130530/level1/20130530_06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30/25461083.fts', lasco1hdr);+'/C3/L0/20130328/32334111.fts', lasco1hdr)&#10;lasco0=readfits(lascopath+'/20130530/2546108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0/preped/20130530_044530_14euB.fts', heuvib)&#10;imeuvia=sccreadfits(secchipath+'/a/img/euvi/20130530/preped/20130530_050030_14euA.fts', heuvia)&#10;;This one replaces one of the EUVIs for SDO AIA&#10;;imeuvib=sccreadfits('/home/hebe/data/sdo/aia/L1/193/2013053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0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30/level1/20130530_065400_04c2A.fts', hdreventa)</text:p>
            <text:p>imaprev=sccreadfits(secchipath+'/a/img/cor2/20130530/level1/20130530_063900_04c2A.fts',hdreventpa)</text:p>
            <text:p>;SECCHI B</text:p>
            <text:p>imb=sccreadfits(secchipath+'/b/img/cor2/20130530/level1/20130530_065400_04c2B.fts', hdreventb)</text:p>
            <text:p>imbprev=sccreadfits(secchipath+'/b/img/cor2/20130530/level1/20130530_06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30/25461083.fts', lasco1hdr);+'/C3/L0/20130328/32334111.fts', lasco1hdr)</text:p>
            <text:p>lasco0=readfits(lascopath+'/20130530/2546108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0/preped/20130530_044530_14euB.fts', heuvib)</text:p>
            <text:p>imeuvia=sccreadfits(secchipath+'/a/img/euvi/20130530/preped/20130530_050030_14euA.fts', heuvia)</text:p>
            <text:p>;This one replaces one of the EUVIs for SDO AIA</text:p>
            <text:p>;imeuvib=sccreadfits('/home/hebe/data/sdo/aia/L1/193/2013053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9"/>
          <table:table-cell table:style-name="ce47" table:number-columns-repeated="4"/>
          <table:table-cell table:style-name="ce63"/>
          <table:table-cell table:style-name="ce62" table:number-columns-repeated="4"/>
          <table:table-cell table:style-name="ce70" table:number-columns-repeated="991"/>
        </table:table-row>
        <table:table-row table:style-name="ro8">
          <table:table-cell table:style-name="Default" table:number-columns-repeated="4"/>
          <table:table-cell table:style-name="ce8"/>
          <table:table-cell table:style-name="ce13"/>
          <table:table-cell table:style-name="ce34" office:value-type="time" office:time-value="PT07H11M00S" calcext:value-type="time">
            <text:p>07:11:00</text:p>
          </table:table-cell>
          <table:table-cell table:style-name="ce13" office:value-type="string" calcext:value-type="string">
            <text:p>25461084.fts</text:p>
          </table:table-cell>
          <table:table-cell table:style-name="ce34" office:value-type="time" office:time-value="PT06H59M00S" calcext:value-type="time">
            <text:p>06:59:00</text:p>
          </table:table-cell>
          <table:table-cell table:style-name="ce13" office:value-type="string" calcext:value-type="string">
            <text:p>25461083.fts</text:p>
          </table:table-cell>
          <table:table-cell table:style-name="Default" table:number-columns-repeated="4"/>
          <table:table-cell table:style-name="ce8"/>
          <table:table-cell table:style-name="ce13" table:number-columns-repeated="4"/>
          <table:table-cell table:style-name="ce18"/>
          <table:table-cell table:style-name="ce13"/>
          <table:table-cell table:style-name="ce48"/>
          <table:table-cell table:style-name="ce56"/>
          <table:table-cell table:style-name="ce60"/>
          <table:table-cell table:style-name="ce48" table:number-columns-repeated="4"/>
          <table:table-cell table:style-name="ce64"/>
          <table:table-cell table:style-name="ce21" table:number-columns-repeated="4"/>
          <table:table-cell table:style-name="ce68" table:number-columns-repeated="9"/>
          <table:table-cell table:number-columns-repeated="982"/>
        </table:table-row>
        <table:table-row table:style-name="ro8">
          <table:table-cell table:style-name="ce5" office:value-type="time" office:time-value="PT07H24M00S" calcext:value-type="time">
            <text:p>07:24:00</text:p>
          </table:table-cell>
          <table:table-cell table:style-name="ce15" office:value-type="string" calcext:value-type="string">
            <text:p>20130530_072400_04c2B.fts</text:p>
          </table:table-cell>
          <table:table-cell table:style-name="ce5" office:value-type="time" office:time-value="PT06H54M00S" calcext:value-type="time">
            <text:p>06:54:00</text:p>
          </table:table-cell>
          <table:table-cell table:style-name="ce15" office:value-type="string" calcext:value-type="string">
            <text:p>20130530_065400_04c2B.fts</text:p>
          </table:table-cell>
          <table:table-cell table:style-name="ce5"/>
          <table:table-cell table:style-name="ce16"/>
          <table:table-cell table:style-name="ce35" office:value-type="time" office:time-value="PT07H23M00S" calcext:value-type="time">
            <text:p>07:23:00</text:p>
          </table:table-cell>
          <table:table-cell table:style-name="ce15" office:value-type="string" calcext:value-type="string">
            <text:p>25461085.fts</text:p>
          </table:table-cell>
          <table:table-cell table:style-name="ce33" office:value-type="time" office:time-value="PT07H11M00S" calcext:value-type="time">
            <text:p>07:11:00</text:p>
          </table:table-cell>
          <table:table-cell table:style-name="ce15" office:value-type="string" calcext:value-type="string">
            <text:p>25461084.fts</text:p>
          </table:table-cell>
          <table:table-cell table:style-name="ce5" office:value-type="time" office:time-value="PT07H24M00S" calcext:value-type="time">
            <text:p>07:24:00</text:p>
          </table:table-cell>
          <table:table-cell table:style-name="ce39" office:value-type="string" calcext:value-type="string">
            <text:p>20130530_072400_04c2A.fts</text:p>
          </table:table-cell>
          <table:table-cell table:style-name="ce5" office:value-type="time" office:time-value="PT06H54M00S" calcext:value-type="time">
            <text:p>06:54:00</text:p>
          </table:table-cell>
          <table:table-cell table:style-name="ce39" office:value-type="string" calcext:value-type="string">
            <text:p>20130530_065400_04c2A.fts</text:p>
          </table:table-cell>
          <table:table-cell table:style-name="ce5"/>
          <table:table-cell table:style-name="ce16" table:number-columns-repeated="4"/>
          <table:table-cell table:style-name="ce16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9" office:value-type="float" office:value="6" calcext:value-type="float">
            <text:p>6</text:p>
          </table:table-cell>
          <table:table-cell table:style-name="ce55" table:formula="of:=&quot;PRO FMwLASCO&quot; &amp; [.$A$1] &amp; [.V1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1] &amp; &quot;', hdreventa)&quot; &amp; CHAR(10) &amp; &quot;imaprev=sccreadfits(secchipath+'/a/img/cor2/&quot; &amp; [.$A$1] &amp; &quot;/level1/&quot; &amp; [.N11] &amp; &quot;',hdreventpa)&quot; &amp; CHAR(10) &amp; &quot;;SECCHI B&quot; &amp; CHAR(10) &amp; &quot;imb=sccreadfits(secchipath+'/b/img/cor2/&quot; &amp; [.$A$1] &amp; &quot;/level1/&quot; &amp; [.B11] &amp; &quot;', hdreventb)&quot; &amp; CHAR(10) &amp; &quot;imbprev=sccreadfits(secchipath+'/b/img/cor2/&quot; &amp; [.$A$1] &amp; &quot;/level1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1] &amp; &quot;', lasco1hdr);+'/C3/L0/20130328/32334111.fts', lasco1hdr)&quot; &amp; CHAR(10) &amp; &quot;lasco0=readfits(lascopath+'/&quot; &amp; [.$A$1] &amp; &quot;/&quot; &amp; [.J1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0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30/level1/20130530_072400_04c2A.fts', hdreventa)&#10;imaprev=sccreadfits(secchipath+'/a/img/cor2/20130530/level1/20130530_065400_04c2A.fts',hdreventpa)&#10;;SECCHI B&#10;imb=sccreadfits(secchipath+'/b/img/cor2/20130530/level1/20130530_072400_04c2B.fts', hdreventb)&#10;imbprev=sccreadfits(secchipath+'/b/img/cor2/20130530/level1/20130530_06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30/25461085.fts', lasco1hdr);+'/C3/L0/20130328/32334111.fts', lasco1hdr)&#10;lasco0=readfits(lascopath+'/20130530/2546108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0/preped/20130530_044530_14euB.fts', heuvib)&#10;imeuvia=sccreadfits(secchipath+'/a/img/euvi/20130530/preped/20130530_050030_14euA.fts', heuvia)&#10;;This one replaces one of the EUVIs for SDO AIA&#10;;imeuvib=sccreadfits('/home/hebe/data/sdo/aia/L1/193/2013053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0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30/level1/20130530_072400_04c2A.fts', hdreventa)</text:p>
            <text:p>imaprev=sccreadfits(secchipath+'/a/img/cor2/20130530/level1/20130530_065400_04c2A.fts',hdreventpa)</text:p>
            <text:p>;SECCHI B</text:p>
            <text:p>imb=sccreadfits(secchipath+'/b/img/cor2/20130530/level1/20130530_072400_04c2B.fts', hdreventb)</text:p>
            <text:p>imbprev=sccreadfits(secchipath+'/b/img/cor2/20130530/level1/20130530_06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30/25461085.fts', lasco1hdr);+'/C3/L0/20130328/32334111.fts', lasco1hdr)</text:p>
            <text:p>lasco0=readfits(lascopath+'/20130530/2546108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0/preped/20130530_044530_14euB.fts', heuvib)</text:p>
            <text:p>imeuvia=sccreadfits(secchipath+'/a/img/euvi/20130530/preped/20130530_050030_14euA.fts', heuvia)</text:p>
            <text:p>;This one replaces one of the EUVIs for SDO AIA</text:p>
            <text:p>;imeuvib=sccreadfits('/home/hebe/data/sdo/aia/L1/193/2013053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9"/>
          <table:table-cell table:style-name="ce49" table:number-columns-repeated="4"/>
          <table:table-cell table:style-name="ce65" table:number-columns-repeated="5"/>
          <table:table-cell table:style-name="ce71" table:number-columns-repeated="9"/>
          <table:table-cell table:style-name="ce77" table:number-columns-repeated="982"/>
        </table:table-row>
        <table:table-row table:style-name="ro9">
          <table:table-cell table:style-name="ce5" office:value-type="time" office:time-value="PT07H39M00S" calcext:value-type="time">
            <text:p>07:39:00</text:p>
          </table:table-cell>
          <table:table-cell table:style-name="ce15" office:value-type="string" calcext:value-type="string">
            <text:p>20130530_073900_04c2B.fts</text:p>
          </table:table-cell>
          <table:table-cell table:style-name="ce5" office:value-type="time" office:time-value="PT07H24M00S" calcext:value-type="time">
            <text:p>07:24:00</text:p>
          </table:table-cell>
          <table:table-cell table:style-name="ce15" office:value-type="string" calcext:value-type="string">
            <text:p>20130530_072400_04c2B.fts</text:p>
          </table:table-cell>
          <table:table-cell table:style-name="ce5"/>
          <table:table-cell table:style-name="ce16"/>
          <table:table-cell table:style-name="ce35" office:value-type="time" office:time-value="PT07H35M00S" calcext:value-type="time">
            <text:p>07:35:00</text:p>
          </table:table-cell>
          <table:table-cell table:style-name="ce15" office:value-type="string" calcext:value-type="string">
            <text:p>25461086.fts</text:p>
          </table:table-cell>
          <table:table-cell table:style-name="ce35" office:value-type="time" office:time-value="PT07H23M00S" calcext:value-type="time">
            <text:p>07:23:00</text:p>
          </table:table-cell>
          <table:table-cell table:style-name="ce15" office:value-type="string" calcext:value-type="string">
            <text:p>25461085.fts</text:p>
          </table:table-cell>
          <table:table-cell table:style-name="ce5" office:value-type="time" office:time-value="PT07H39M00S" calcext:value-type="time">
            <text:p>07:39:00</text:p>
          </table:table-cell>
          <table:table-cell table:style-name="ce39" office:value-type="string" calcext:value-type="string">
            <text:p>20130530_073900_04c2A.fts</text:p>
          </table:table-cell>
          <table:table-cell table:style-name="ce5" office:value-type="time" office:time-value="PT07H24M00S" calcext:value-type="time">
            <text:p>07:24:00</text:p>
          </table:table-cell>
          <table:table-cell table:style-name="ce39" office:value-type="string" calcext:value-type="string">
            <text:p>20130530_072400_04c2A.fts</text:p>
          </table:table-cell>
          <table:table-cell table:style-name="ce5"/>
          <table:table-cell table:style-name="ce16" table:number-columns-repeated="4"/>
          <table:table-cell table:style-name="ce16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9" office:value-type="float" office:value="7" calcext:value-type="float">
            <text:p>7</text:p>
          </table:table-cell>
          <table:table-cell table:style-name="ce55" table:formula="of:=&quot;PRO FMwLASCO&quot; &amp; [.$A$1] &amp; [.V1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2] &amp; &quot;', hdreventa)&quot; &amp; CHAR(10) &amp; &quot;imaprev=sccreadfits(secchipath+'/a/img/cor2/&quot; &amp; [.$A$1] &amp; &quot;/level1/&quot; &amp; [.N12] &amp; &quot;',hdreventpa)&quot; &amp; CHAR(10) &amp; &quot;;SECCHI B&quot; &amp; CHAR(10) &amp; &quot;imb=sccreadfits(secchipath+'/b/img/cor2/&quot; &amp; [.$A$1] &amp; &quot;/level1/&quot; &amp; [.B12] &amp; &quot;', hdreventb)&quot; &amp; CHAR(10) &amp; &quot;imbprev=sccreadfits(secchipath+'/b/img/cor2/&quot; &amp; [.$A$1] &amp; &quot;/level1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2] &amp; &quot;', lasco1hdr);+'/C3/L0/20130328/32334111.fts', lasco1hdr)&quot; &amp; CHAR(10) &amp; &quot;lasco0=readfits(lascopath+'/&quot; &amp; [.$A$1] &amp; &quot;/&quot; &amp; [.J1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0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30/level1/20130530_073900_04c2A.fts', hdreventa)&#10;imaprev=sccreadfits(secchipath+'/a/img/cor2/20130530/level1/20130530_072400_04c2A.fts',hdreventpa)&#10;;SECCHI B&#10;imb=sccreadfits(secchipath+'/b/img/cor2/20130530/level1/20130530_073900_04c2B.fts', hdreventb)&#10;imbprev=sccreadfits(secchipath+'/b/img/cor2/20130530/level1/20130530_07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30/25461086.fts', lasco1hdr);+'/C3/L0/20130328/32334111.fts', lasco1hdr)&#10;lasco0=readfits(lascopath+'/20130530/2546108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0/preped/20130530_044530_14euB.fts', heuvib)&#10;imeuvia=sccreadfits(secchipath+'/a/img/euvi/20130530/preped/20130530_050030_14euA.fts', heuvia)&#10;;This one replaces one of the EUVIs for SDO AIA&#10;;imeuvib=sccreadfits('/home/hebe/data/sdo/aia/L1/193/2013053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0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30/level1/20130530_073900_04c2A.fts', hdreventa)</text:p>
            <text:p>imaprev=sccreadfits(secchipath+'/a/img/cor2/20130530/level1/20130530_072400_04c2A.fts',hdreventpa)</text:p>
            <text:p>;SECCHI B</text:p>
            <text:p>imb=sccreadfits(secchipath+'/b/img/cor2/20130530/level1/20130530_073900_04c2B.fts', hdreventb)</text:p>
            <text:p>imbprev=sccreadfits(secchipath+'/b/img/cor2/20130530/level1/20130530_07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30/25461086.fts', lasco1hdr);+'/C3/L0/20130328/32334111.fts', lasco1hdr)</text:p>
            <text:p>lasco0=readfits(lascopath+'/20130530/2546108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0/preped/20130530_044530_14euB.fts', heuvib)</text:p>
            <text:p>imeuvia=sccreadfits(secchipath+'/a/img/euvi/20130530/preped/20130530_050030_14euA.fts', heuvia)</text:p>
            <text:p>;This one replaces one of the EUVIs for SDO AIA</text:p>
            <text:p>;imeuvib=sccreadfits('/home/hebe/data/sdo/aia/L1/193/2013053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9"/>
          <table:table-cell table:style-name="ce49" table:number-columns-repeated="4"/>
          <table:table-cell table:style-name="ce65" table:number-columns-repeated="5"/>
          <table:table-cell table:style-name="ce71" table:number-columns-repeated="9"/>
          <table:table-cell table:style-name="ce77" table:number-columns-repeated="982"/>
        </table:table-row>
        <table:table-row table:style-name="ro10">
          <table:table-cell table:style-name="Default" table:number-columns-repeated="4"/>
          <table:table-cell table:style-name="ce7"/>
          <table:table-cell table:style-name="ce18"/>
          <table:table-cell table:style-name="ce36" office:value-type="time" office:time-value="PT07H47M00S" calcext:value-type="time">
            <text:p>07:47:00</text:p>
          </table:table-cell>
          <table:table-cell table:style-name="ce13" office:value-type="string" calcext:value-type="string">
            <text:p>25461087.fts</text:p>
          </table:table-cell>
          <table:table-cell table:style-name="ce36" office:value-type="time" office:time-value="PT07H35M00S" calcext:value-type="time">
            <text:p>07:35:00</text:p>
          </table:table-cell>
          <table:table-cell table:style-name="ce13" office:value-type="string" calcext:value-type="string">
            <text:p>25461086.fts</text:p>
          </table:table-cell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18" table:number-columns-repeated="5"/>
          <table:table-cell table:style-name="ce13"/>
          <table:table-cell table:style-name="ce50"/>
          <table:table-cell table:style-name="ce56"/>
          <table:table-cell table:style-name="ce50" table:number-columns-repeated="5"/>
          <table:table-cell table:style-name="ce66" table:number-columns-repeated="5"/>
          <table:table-cell table:style-name="ce72" table:number-columns-repeated="9"/>
          <table:table-cell table:number-columns-repeated="982"/>
        </table:table-row>
        <table:table-row table:style-name="ro11">
          <table:table-cell table:style-name="ce5" office:value-type="time" office:time-value="PT07H54M00S" calcext:value-type="time">
            <text:p>07:54:00</text:p>
          </table:table-cell>
          <table:table-cell table:style-name="ce15" office:value-type="string" calcext:value-type="string">
            <text:p>20130530_075400_04c2B.fts</text:p>
          </table:table-cell>
          <table:table-cell table:style-name="ce5" office:value-type="time" office:time-value="PT07H39M00S" calcext:value-type="time">
            <text:p>07:39:00</text:p>
          </table:table-cell>
          <table:table-cell table:style-name="ce15" office:value-type="string" calcext:value-type="string">
            <text:p>20130530_073900_04c2B.fts</text:p>
          </table:table-cell>
          <table:table-cell table:style-name="ce5"/>
          <table:table-cell table:style-name="ce16"/>
          <table:table-cell table:style-name="ce35" office:value-type="time" office:time-value="PT07H59M00S" calcext:value-type="time">
            <text:p>07:59:00</text:p>
          </table:table-cell>
          <table:table-cell table:style-name="ce15" office:value-type="string" calcext:value-type="string">
            <text:p>25461088.fts</text:p>
          </table:table-cell>
          <table:table-cell table:style-name="ce35" office:value-type="time" office:time-value="PT07H47M00S" calcext:value-type="time">
            <text:p>07:47:00</text:p>
          </table:table-cell>
          <table:table-cell table:style-name="ce15" office:value-type="string" calcext:value-type="string">
            <text:p>25461087.fts</text:p>
          </table:table-cell>
          <table:table-cell table:style-name="ce5" office:value-type="time" office:time-value="PT07H54M00S" calcext:value-type="time">
            <text:p>07:54:00</text:p>
          </table:table-cell>
          <table:table-cell table:style-name="ce39" office:value-type="string" calcext:value-type="string">
            <text:p>20130530_075400_04c2A.fts</text:p>
          </table:table-cell>
          <table:table-cell table:style-name="ce5" office:value-type="time" office:time-value="PT07H39M00S" calcext:value-type="time">
            <text:p>07:39:00</text:p>
          </table:table-cell>
          <table:table-cell table:style-name="ce39" office:value-type="string" calcext:value-type="string">
            <text:p>20130530_073900_04c2A.fts</text:p>
          </table:table-cell>
          <table:table-cell table:style-name="ce5"/>
          <table:table-cell table:style-name="ce16" table:number-columns-repeated="4"/>
          <table:table-cell table:style-name="ce16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9" office:value-type="float" office:value="8" calcext:value-type="float">
            <text:p>8</text:p>
          </table:table-cell>
          <table:table-cell table:style-name="ce55" table:formula="of:=&quot;PRO FMwLASCO&quot; &amp; [.$A$1] &amp; [.V1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4] &amp; &quot;', hdreventa)&quot; &amp; CHAR(10) &amp; &quot;imaprev=sccreadfits(secchipath+'/a/img/cor2/&quot; &amp; [.$A$1] &amp; &quot;/level1/&quot; &amp; [.N14] &amp; &quot;',hdreventpa)&quot; &amp; CHAR(10) &amp; &quot;;SECCHI B&quot; &amp; CHAR(10) &amp; &quot;imb=sccreadfits(secchipath+'/b/img/cor2/&quot; &amp; [.$A$1] &amp; &quot;/level1/&quot; &amp; [.B14] &amp; &quot;', hdreventb)&quot; &amp; CHAR(10) &amp; &quot;imbprev=sccreadfits(secchipath+'/b/img/cor2/&quot; &amp; [.$A$1] &amp; &quot;/level1/&quot; &amp; [.D1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4] &amp; &quot;', lasco1hdr);+'/C3/L0/20130328/32334111.fts', lasco1hdr)&quot; &amp; CHAR(10) &amp; &quot;lasco0=readfits(lascopath+'/&quot; &amp; [.$A$1] &amp; &quot;/&quot; &amp; [.J1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0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30/level1/20130530_075400_04c2A.fts', hdreventa)&#10;imaprev=sccreadfits(secchipath+'/a/img/cor2/20130530/level1/20130530_073900_04c2A.fts',hdreventpa)&#10;;SECCHI B&#10;imb=sccreadfits(secchipath+'/b/img/cor2/20130530/level1/20130530_075400_04c2B.fts', hdreventb)&#10;imbprev=sccreadfits(secchipath+'/b/img/cor2/20130530/level1/20130530_07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30/25461088.fts', lasco1hdr);+'/C3/L0/20130328/32334111.fts', lasco1hdr)&#10;lasco0=readfits(lascopath+'/20130530/2546108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0/preped/20130530_044530_14euB.fts', heuvib)&#10;imeuvia=sccreadfits(secchipath+'/a/img/euvi/20130530/preped/20130530_050030_14euA.fts', heuvia)&#10;;This one replaces one of the EUVIs for SDO AIA&#10;;imeuvib=sccreadfits('/home/hebe/data/sdo/aia/L1/193/2013053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0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30/level1/20130530_075400_04c2A.fts', hdreventa)</text:p>
            <text:p>imaprev=sccreadfits(secchipath+'/a/img/cor2/20130530/level1/20130530_073900_04c2A.fts',hdreventpa)</text:p>
            <text:p>;SECCHI B</text:p>
            <text:p>imb=sccreadfits(secchipath+'/b/img/cor2/20130530/level1/20130530_075400_04c2B.fts', hdreventb)</text:p>
            <text:p>imbprev=sccreadfits(secchipath+'/b/img/cor2/20130530/level1/20130530_07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30/25461088.fts', lasco1hdr);+'/C3/L0/20130328/32334111.fts', lasco1hdr)</text:p>
            <text:p>lasco0=readfits(lascopath+'/20130530/2546108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0/preped/20130530_044530_14euB.fts', heuvib)</text:p>
            <text:p>imeuvia=sccreadfits(secchipath+'/a/img/euvi/20130530/preped/20130530_050030_14euA.fts', heuvia)</text:p>
            <text:p>;This one replaces one of the EUVIs for SDO AIA</text:p>
            <text:p>;imeuvib=sccreadfits('/home/hebe/data/sdo/aia/L1/193/2013053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9" table:number-columns-repeated="5"/>
          <table:table-cell table:style-name="ce65" table:number-columns-repeated="5"/>
          <table:table-cell table:style-name="ce71" table:number-columns-repeated="9"/>
          <table:table-cell table:style-name="ce77" table:number-columns-repeated="982"/>
        </table:table-row>
        <table:table-row table:style-name="ro10">
          <table:table-cell table:style-name="Default" table:number-columns-repeated="4"/>
          <table:table-cell table:style-name="ce7"/>
          <table:table-cell table:style-name="ce18"/>
          <table:table-cell table:style-name="ce36" office:value-type="time" office:time-value="PT08H11M00S" calcext:value-type="time">
            <text:p>08:11:00</text:p>
          </table:table-cell>
          <table:table-cell table:style-name="ce13" office:value-type="string" calcext:value-type="string">
            <text:p>25461089.fts</text:p>
          </table:table-cell>
          <table:table-cell table:style-name="ce36" office:value-type="time" office:time-value="PT07H59M00S" calcext:value-type="time">
            <text:p>07:59:00</text:p>
          </table:table-cell>
          <table:table-cell table:style-name="ce13" office:value-type="string" calcext:value-type="string">
            <text:p>25461088.fts</text:p>
          </table:table-cell>
          <table:table-cell table:style-name="ce7"/>
          <table:table-cell table:style-name="ce18"/>
          <table:table-cell table:style-name="ce7"/>
          <table:table-cell table:style-name="ce25"/>
          <table:table-cell table:style-name="ce7"/>
          <table:table-cell table:style-name="ce18" table:number-columns-repeated="6"/>
          <table:table-cell table:style-name="ce50"/>
          <table:table-cell table:style-name="ce56"/>
          <table:table-cell table:style-name="ce50" table:number-columns-repeated="5"/>
          <table:table-cell table:style-name="ce66" table:number-columns-repeated="5"/>
          <table:table-cell table:style-name="ce72" table:number-columns-repeated="9"/>
          <table:table-cell table:number-columns-repeated="982"/>
        </table:table-row>
        <table:table-row table:style-name="ro6">
          <table:table-cell table:style-name="ce5" office:value-type="time" office:time-value="PT08H24M00S" calcext:value-type="time">
            <text:p>08:24:00</text:p>
          </table:table-cell>
          <table:table-cell table:style-name="ce16" office:value-type="string" calcext:value-type="string">
            <text:p>20130530_082400_04c2B.fts</text:p>
          </table:table-cell>
          <table:table-cell table:style-name="ce5" office:value-type="time" office:time-value="PT07H54M00S" calcext:value-type="time">
            <text:p>07:54:00</text:p>
          </table:table-cell>
          <table:table-cell table:style-name="ce15" office:value-type="string" calcext:value-type="string">
            <text:p>20130530_075400_04c2B.fts</text:p>
          </table:table-cell>
          <table:table-cell table:style-name="ce5"/>
          <table:table-cell table:style-name="ce16"/>
          <table:table-cell table:style-name="ce35" office:value-type="time" office:time-value="PT08H23M00S" calcext:value-type="time">
            <text:p>08:23:00</text:p>
          </table:table-cell>
          <table:table-cell table:style-name="ce15" office:value-type="string" calcext:value-type="string">
            <text:p>25461090.fts</text:p>
          </table:table-cell>
          <table:table-cell table:style-name="ce35" office:value-type="time" office:time-value="PT08H11M00S" calcext:value-type="time">
            <text:p>08:11:00</text:p>
          </table:table-cell>
          <table:table-cell table:style-name="ce15" office:value-type="string" calcext:value-type="string">
            <text:p>25461089.fts</text:p>
          </table:table-cell>
          <table:table-cell table:style-name="ce5" office:value-type="time" office:time-value="PT08H24M00S" calcext:value-type="time">
            <text:p>08:24:00</text:p>
          </table:table-cell>
          <table:table-cell table:style-name="ce16" office:value-type="string" calcext:value-type="string">
            <text:p>20130530_082400_04c2A.fts</text:p>
          </table:table-cell>
          <table:table-cell table:style-name="ce5" office:value-type="time" office:time-value="PT07H54M00S" calcext:value-type="time">
            <text:p>07:54:00</text:p>
          </table:table-cell>
          <table:table-cell table:style-name="ce39" office:value-type="string" calcext:value-type="string">
            <text:p>20130530_075400_04c2A.fts</text:p>
          </table:table-cell>
          <table:table-cell table:style-name="ce5"/>
          <table:table-cell table:style-name="ce16" table:number-columns-repeated="4"/>
          <table:table-cell table:style-name="ce16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9" office:value-type="float" office:value="9" calcext:value-type="float">
            <text:p>9</text:p>
          </table:table-cell>
          <table:table-cell table:style-name="ce55" table:formula="of:=&quot;PRO FMwLASCO&quot; &amp; [.$A$1] &amp; [.V1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6] &amp; &quot;', hdreventa)&quot; &amp; CHAR(10) &amp; &quot;imaprev=sccreadfits(secchipath+'/a/img/cor2/&quot; &amp; [.$A$1] &amp; &quot;/level1/&quot; &amp; [.N16] &amp; &quot;',hdreventpa)&quot; &amp; CHAR(10) &amp; &quot;;SECCHI B&quot; &amp; CHAR(10) &amp; &quot;imb=sccreadfits(secchipath+'/b/img/cor2/&quot; &amp; [.$A$1] &amp; &quot;/level1/&quot; &amp; [.B16] &amp; &quot;', hdreventb)&quot; &amp; CHAR(10) &amp; &quot;imbprev=sccreadfits(secchipath+'/b/img/cor2/&quot; &amp; [.$A$1] &amp; &quot;/level1/&quot; &amp; [.D1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6] &amp; &quot;', lasco1hdr);+'/C3/L0/20130328/32334111.fts', lasco1hdr)&quot; &amp; CHAR(10) &amp; &quot;lasco0=readfits(lascopath+'/&quot; &amp; [.$A$1] &amp; &quot;/&quot; &amp; [.J1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0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30/level1/20130530_082400_04c2A.fts', hdreventa)&#10;imaprev=sccreadfits(secchipath+'/a/img/cor2/20130530/level1/20130530_075400_04c2A.fts',hdreventpa)&#10;;SECCHI B&#10;imb=sccreadfits(secchipath+'/b/img/cor2/20130530/level1/20130530_082400_04c2B.fts', hdreventb)&#10;imbprev=sccreadfits(secchipath+'/b/img/cor2/20130530/level1/20130530_07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30/25461090.fts', lasco1hdr);+'/C3/L0/20130328/32334111.fts', lasco1hdr)&#10;lasco0=readfits(lascopath+'/20130530/2546108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0/preped/20130530_044530_14euB.fts', heuvib)&#10;imeuvia=sccreadfits(secchipath+'/a/img/euvi/20130530/preped/20130530_050030_14euA.fts', heuvia)&#10;;This one replaces one of the EUVIs for SDO AIA&#10;;imeuvib=sccreadfits('/home/hebe/data/sdo/aia/L1/193/2013053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0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30/level1/20130530_082400_04c2A.fts', hdreventa)</text:p>
            <text:p>imaprev=sccreadfits(secchipath+'/a/img/cor2/20130530/level1/20130530_075400_04c2A.fts',hdreventpa)</text:p>
            <text:p>;SECCHI B</text:p>
            <text:p>imb=sccreadfits(secchipath+'/b/img/cor2/20130530/level1/20130530_082400_04c2B.fts', hdreventb)</text:p>
            <text:p>imbprev=sccreadfits(secchipath+'/b/img/cor2/20130530/level1/20130530_07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30/25461090.fts', lasco1hdr);+'/C3/L0/20130328/32334111.fts', lasco1hdr)</text:p>
            <text:p>lasco0=readfits(lascopath+'/20130530/2546108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0/preped/20130530_044530_14euB.fts', heuvib)</text:p>
            <text:p>imeuvia=sccreadfits(secchipath+'/a/img/euvi/20130530/preped/20130530_050030_14euA.fts', heuvia)</text:p>
            <text:p>;This one replaces one of the EUVIs for SDO AIA</text:p>
            <text:p>;imeuvib=sccreadfits('/home/hebe/data/sdo/aia/L1/193/2013053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9" table:number-columns-repeated="5"/>
          <table:table-cell table:style-name="ce65" table:number-columns-repeated="5"/>
          <table:table-cell table:style-name="ce71" table:number-columns-repeated="9"/>
          <table:table-cell table:style-name="ce77" table:number-columns-repeated="982"/>
        </table:table-row>
        <table:table-row table:style-name="ro12">
          <table:table-cell table:style-name="ce6" office:value-type="time" office:time-value="PT08H39M00S" calcext:value-type="time">
            <text:p>08:39:00</text:p>
          </table:table-cell>
          <table:table-cell table:style-name="ce17" office:value-type="string" calcext:value-type="string">
            <text:p>20130530_083900_04c2B.fts</text:p>
          </table:table-cell>
          <table:table-cell table:style-name="ce6" office:value-type="time" office:time-value="PT08H24M00S" calcext:value-type="time">
            <text:p>08:24:00</text:p>
          </table:table-cell>
          <table:table-cell table:style-name="ce17" office:value-type="string" calcext:value-type="string">
            <text:p>20130530_082400_04c2B.fts</text:p>
          </table:table-cell>
          <table:table-cell table:style-name="ce6"/>
          <table:table-cell table:style-name="ce17"/>
          <table:table-cell table:style-name="ce37" office:value-type="time" office:time-value="PT08H34M00S" calcext:value-type="time">
            <text:p>08:34:00</text:p>
          </table:table-cell>
          <table:table-cell table:style-name="ce14" office:value-type="string" calcext:value-type="string">
            <text:p>25461091.fts</text:p>
          </table:table-cell>
          <table:table-cell table:style-name="ce37" office:value-type="time" office:time-value="PT08H23M00S" calcext:value-type="time">
            <text:p>08:23:00</text:p>
          </table:table-cell>
          <table:table-cell table:style-name="ce14" office:value-type="string" calcext:value-type="string">
            <text:p>25461090.fts</text:p>
          </table:table-cell>
          <table:table-cell table:style-name="ce37" office:value-type="time" office:time-value="PT08H39M00S" calcext:value-type="time">
            <text:p>08:39:00</text:p>
          </table:table-cell>
          <table:table-cell table:style-name="ce17" office:value-type="string" calcext:value-type="string">
            <text:p>20130530_083900_04c2A.fts</text:p>
          </table:table-cell>
          <table:table-cell table:style-name="ce6" office:value-type="time" office:time-value="PT08H24M00S" calcext:value-type="time">
            <text:p>08:24:00</text:p>
          </table:table-cell>
          <table:table-cell table:style-name="ce17" office:value-type="string" calcext:value-type="string">
            <text:p>20130530_082400_04c2A.fts</text:p>
          </table:table-cell>
          <table:table-cell table:style-name="ce6"/>
          <table:table-cell table:style-name="ce17" table:number-columns-repeated="4"/>
          <table:table-cell table:style-name="ce17" office:value-type="string" calcext:value-type="string">
            <text:p>cor2</text:p>
          </table:table-cell>
          <table:table-cell table:style-name="ce14" office:value-type="string" calcext:value-type="string">
            <text:p>C2</text:p>
          </table:table-cell>
          <table:table-cell table:style-name="ce51" office:value-type="float" office:value="10" calcext:value-type="float">
            <text:p>10</text:p>
          </table:table-cell>
          <table:table-cell table:style-name="ce57" table:formula="of:=&quot;PRO FMwLASCO&quot; &amp; [.$A$1] &amp; [.V1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7] &amp; &quot;', hdreventa)&quot; &amp; CHAR(10) &amp; &quot;imaprev=sccreadfits(secchipath+'/a/img/cor2/&quot; &amp; [.$A$1] &amp; &quot;/level1/&quot; &amp; [.N17] &amp; &quot;',hdreventpa)&quot; &amp; CHAR(10) &amp; &quot;;SECCHI B&quot; &amp; CHAR(10) &amp; &quot;imb=sccreadfits(secchipath+'/b/img/cor2/&quot; &amp; [.$A$1] &amp; &quot;/level1/&quot; &amp; [.B17] &amp; &quot;', hdreventb)&quot; &amp; CHAR(10) &amp; &quot;imbprev=sccreadfits(secchipath+'/b/img/cor2/&quot; &amp; [.$A$1] &amp; &quot;/level1/&quot; &amp; [.D1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7] &amp; &quot;', lasco1hdr);+'/C3/L0/20130328/32334111.fts', lasco1hdr)&quot; &amp; CHAR(10) &amp; &quot;lasco0=readfits(lascopath+'/&quot; &amp; [.$A$1] &amp; &quot;/&quot; &amp; [.J1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301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30/level1/20130530_083900_04c2A.fts', hdreventa)&#10;imaprev=sccreadfits(secchipath+'/a/img/cor2/20130530/level1/20130530_082400_04c2A.fts',hdreventpa)&#10;;SECCHI B&#10;imb=sccreadfits(secchipath+'/b/img/cor2/20130530/level1/20130530_083900_04c2B.fts', hdreventb)&#10;imbprev=sccreadfits(secchipath+'/b/img/cor2/20130530/level1/20130530_08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30/25461091.fts', lasco1hdr);+'/C3/L0/20130328/32334111.fts', lasco1hdr)&#10;lasco0=readfits(lascopath+'/20130530/2546109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30/preped/20130530_044530_14euB.fts', heuvib)&#10;imeuvia=sccreadfits(secchipath+'/a/img/euvi/20130530/preped/20130530_050030_14euA.fts', heuvia)&#10;;This one replaces one of the EUVIs for SDO AIA&#10;;imeuvib=sccreadfits('/home/hebe/data/sdo/aia/L1/193/2013053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301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30/level1/20130530_083900_04c2A.fts', hdreventa)</text:p>
            <text:p>imaprev=sccreadfits(secchipath+'/a/img/cor2/20130530/level1/20130530_082400_04c2A.fts',hdreventpa)</text:p>
            <text:p>;SECCHI B</text:p>
            <text:p>imb=sccreadfits(secchipath+'/b/img/cor2/20130530/level1/20130530_083900_04c2B.fts', hdreventb)</text:p>
            <text:p>imbprev=sccreadfits(secchipath+'/b/img/cor2/20130530/level1/20130530_08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30/25461091.fts', lasco1hdr);+'/C3/L0/20130328/32334111.fts', lasco1hdr)</text:p>
            <text:p>lasco0=readfits(lascopath+'/20130530/2546109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30/preped/20130530_044530_14euB.fts', heuvib)</text:p>
            <text:p>imeuvia=sccreadfits(secchipath+'/a/img/euvi/20130530/preped/20130530_050030_14euA.fts', heuvia)</text:p>
            <text:p>;This one replaces one of the EUVIs for SDO AIA</text:p>
            <text:p>;imeuvib=sccreadfits('/home/hebe/data/sdo/aia/L1/193/2013053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 table:number-columns-repeated="5"/>
          <table:table-cell table:style-name="ce67" table:number-columns-repeated="5"/>
          <table:table-cell table:style-name="ce73" table:number-columns-repeated="9"/>
          <table:table-cell table:style-name="ce76" table:number-columns-repeated="982"/>
        </table:table-row>
        <table:table-row table:style-name="ro13"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36"/>
          <table:table-cell table:style-name="ce13"/>
          <table:table-cell table:style-name="ce36"/>
          <table:table-cell table:style-name="ce18"/>
          <table:table-cell table:style-name="ce36"/>
          <table:table-cell table:style-name="ce18"/>
          <table:table-cell table:style-name="ce36"/>
          <table:table-cell table:style-name="ce18"/>
          <table:table-cell table:style-name="ce7"/>
          <table:table-cell table:style-name="ce18" table:number-columns-repeated="6"/>
          <table:table-cell table:style-name="ce50"/>
          <table:table-cell table:style-name="ce56"/>
          <table:table-cell table:style-name="ce50" table:number-columns-repeated="5"/>
          <table:table-cell table:style-name="ce66" table:number-columns-repeated="5"/>
          <table:table-cell table:style-name="ce72" table:number-columns-repeated="2"/>
          <table:table-cell table:style-name="ce75"/>
          <table:table-cell table:style-name="ce72" table:number-columns-repeated="6"/>
          <table:table-cell table:number-columns-repeated="982"/>
        </table:table-row>
        <table:table-row table:style-name="ro13" table:number-rows-repeated="2"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36"/>
          <table:table-cell table:style-name="ce13"/>
          <table:table-cell table:style-name="ce36"/>
          <table:table-cell table:style-name="ce18"/>
          <table:table-cell table:style-name="ce36"/>
          <table:table-cell table:style-name="ce18"/>
          <table:table-cell table:style-name="ce36"/>
          <table:table-cell table:style-name="ce18"/>
          <table:table-cell table:style-name="ce7"/>
          <table:table-cell table:style-name="ce18" table:number-columns-repeated="6"/>
          <table:table-cell table:style-name="ce50"/>
          <table:table-cell table:style-name="ce56"/>
          <table:table-cell table:style-name="ce50" table:number-columns-repeated="5"/>
          <table:table-cell table:style-name="ce66" table:number-columns-repeated="5"/>
          <table:table-cell table:style-name="ce72" table:number-columns-repeated="9"/>
          <table:table-cell table:number-columns-repeated="982"/>
        </table:table-row>
        <table:table-row table:style-name="ro13">
          <table:table-cell table:style-name="ce8" office:value-type="time" office:time-value="PT06H05M00S" calcext:value-type="time">
            <text:p>06:05:00</text:p>
          </table:table-cell>
          <table:table-cell table:style-name="ce13" office:value-type="string" calcext:value-type="string">
            <text:p>20130530_060500_0B4c1B.fts</text:p>
          </table:table-cell>
          <table:table-cell table:style-name="ce8" office:value-type="time" office:time-value="PT05H55M00S" calcext:value-type="time">
            <text:p>05:55:00</text:p>
          </table:table-cell>
          <table:table-cell table:style-name="ce13" office:value-type="string" calcext:value-type="string">
            <text:p>20130530_055500_0B4c1B.fts</text:p>
          </table:table-cell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8" office:value-type="time" office:time-value="PT06H05M00S" calcext:value-type="time">
            <text:p>06:05:00</text:p>
          </table:table-cell>
          <table:table-cell table:style-name="ce25" office:value-type="string" calcext:value-type="string">
            <text:p>20130530_060500_0B4c1A.fts</text:p>
          </table:table-cell>
          <table:table-cell table:style-name="ce8" office:value-type="time" office:time-value="PT05H55M00S" calcext:value-type="time">
            <text:p>05:55:00</text:p>
          </table:table-cell>
          <table:table-cell table:style-name="ce25" office:value-type="string" calcext:value-type="string">
            <text:p>20130530_055500_0B4c1A.fts</text:p>
          </table:table-cell>
          <table:table-cell table:style-name="ce7"/>
          <table:table-cell table:style-name="ce18" table:number-columns-repeated="6"/>
          <table:table-cell table:style-name="ce50"/>
          <table:table-cell table:style-name="ce56"/>
          <table:table-cell table:style-name="ce50" table:number-columns-repeated="5"/>
          <table:table-cell table:style-name="ce66" table:number-columns-repeated="5"/>
          <table:table-cell table:style-name="ce72" table:number-columns-repeated="9"/>
          <table:table-cell table:number-columns-repeated="982"/>
        </table:table-row>
        <table:table-row table:style-name="ro13">
          <table:table-cell table:style-name="ce8" office:value-type="time" office:time-value="PT06H35M00S" calcext:value-type="time">
            <text:p>06:35:00</text:p>
          </table:table-cell>
          <table:table-cell table:style-name="ce13" office:value-type="string" calcext:value-type="string">
            <text:p>20130530_063500_0B4c1B.fts</text:p>
          </table:table-cell>
          <table:table-cell table:style-name="ce8" office:value-type="time" office:time-value="PT06H25M00S" calcext:value-type="time">
            <text:p>06:25:00</text:p>
          </table:table-cell>
          <table:table-cell table:style-name="ce13" office:value-type="string" calcext:value-type="string">
            <text:p>20130530_062500_0B4c1B.fts</text:p>
          </table:table-cell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 office:value-type="time" office:time-value="PT06H35M00S" calcext:value-type="time">
            <text:p>06:35:00</text:p>
          </table:table-cell>
          <table:table-cell table:style-name="ce25" office:value-type="string" calcext:value-type="string">
            <text:p>20130530_063500_0B4c1A.fts</text:p>
          </table:table-cell>
          <table:table-cell table:style-name="ce8" office:value-type="time" office:time-value="PT06H25M00S" calcext:value-type="time">
            <text:p>06:25:00</text:p>
          </table:table-cell>
          <table:table-cell table:style-name="ce25" office:value-type="string" calcext:value-type="string">
            <text:p>20130530_062500_0B4c1A.fts</text:p>
          </table:table-cell>
          <table:table-cell table:style-name="ce8"/>
          <table:table-cell table:style-name="ce13" table:number-columns-repeated="6"/>
          <table:table-cell table:style-name="ce48"/>
          <table:table-cell table:style-name="ce58"/>
          <table:table-cell table:style-name="ce48" table:number-columns-repeated="5"/>
          <table:table-cell table:style-name="ce21" table:number-columns-repeated="5"/>
          <table:table-cell table:style-name="ce68" table:number-columns-repeated="9"/>
          <table:table-cell table:number-columns-repeated="982"/>
        </table:table-row>
        <table:table-row table:style-name="ro13" table:number-rows-repeated="13"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 table:number-columns-repeated="6"/>
          <table:table-cell table:style-name="ce48"/>
          <table:table-cell table:style-name="ce58"/>
          <table:table-cell table:style-name="ce48" table:number-columns-repeated="5"/>
          <table:table-cell table:style-name="ce21" table:number-columns-repeated="5"/>
          <table:table-cell table:style-name="ce68" table:number-columns-repeated="9"/>
          <table:table-cell table:number-columns-repeated="982"/>
        </table:table-row>
        <table:table-row table:style-name="ro13"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 table:number-columns-repeated="6"/>
          <table:table-cell table:style-name="ce48"/>
          <table:table-cell table:style-name="ce58"/>
          <table:table-cell table:style-name="ce48" table:number-columns-repeated="5"/>
          <table:table-cell table:style-name="ce21" table:number-columns-repeated="5"/>
          <table:table-cell table:style-name="ce68"/>
          <table:table-cell table:style-name="ce74"/>
          <table:table-cell table:style-name="ce68" table:number-columns-repeated="7"/>
          <table:table-cell table:number-columns-repeated="982"/>
        </table:table-row>
        <table:table-row table:style-name="ro13" table:number-rows-repeated="15"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 table:number-columns-repeated="6"/>
          <table:table-cell table:style-name="ce48"/>
          <table:table-cell table:style-name="ce58"/>
          <table:table-cell table:style-name="ce48" table:number-columns-repeated="5"/>
          <table:table-cell table:style-name="ce21" table:number-columns-repeated="5"/>
          <table:table-cell table:style-name="ce68" table:number-columns-repeated="9"/>
          <table:table-cell table:number-columns-repeated="982"/>
        </table:table-row>
        <table:table-row table:style-name="ro13" table:number-rows-repeated="14">
          <table:table-cell table:style-name="ce8"/>
          <table:table-cell table:style-name="ce13"/>
          <table:table-cell table:style-name="ce8"/>
          <table:table-cell table:style-name="ce25"/>
          <table:table-cell table:style-name="ce28"/>
          <table:table-cell table:style-name="ce25"/>
          <table:table-cell table:style-name="ce34"/>
          <table:table-cell table:style-name="ce13"/>
          <table:table-cell table:style-name="ce8"/>
          <table:table-cell table:style-name="ce25"/>
          <table:table-cell table:style-name="ce34"/>
          <table:table-cell table:style-name="ce40"/>
          <table:table-cell table:style-name="ce41"/>
          <table:table-cell table:style-name="ce25"/>
          <table:table-cell table:style-name="ce28"/>
          <table:table-cell table:style-name="ce25" table:number-columns-repeated="4"/>
          <table:table-cell table:style-name="ce45"/>
          <table:table-cell table:style-name="ce13"/>
          <table:table-cell table:style-name="ce48"/>
          <table:table-cell table:style-name="ce58"/>
          <table:table-cell table:style-name="ce48" table:number-columns-repeated="5"/>
          <table:table-cell table:style-name="ce21" table:number-columns-repeated="5"/>
          <table:table-cell table:style-name="ce68" table:number-columns-repeated="9"/>
          <table:table-cell table:number-columns-repeated="982"/>
        </table:table-row>
        <table:table-row table:style-name="ro13" table:number-rows-repeated="13">
          <table:table-cell table:style-name="ce8"/>
          <table:table-cell table:style-name="ce13"/>
          <table:table-cell table:style-name="ce8"/>
          <table:table-cell table:style-name="ce25"/>
          <table:table-cell table:style-name="ce28"/>
          <table:table-cell table:style-name="ce25"/>
          <table:table-cell table:style-name="ce34"/>
          <table:table-cell table:style-name="ce13"/>
          <table:table-cell table:style-name="ce8"/>
          <table:table-cell table:style-name="ce25"/>
          <table:table-cell table:style-name="ce34"/>
          <table:table-cell table:style-name="ce40"/>
          <table:table-cell table:style-name="ce41"/>
          <table:table-cell table:style-name="ce25"/>
          <table:table-cell table:style-name="ce28"/>
          <table:table-cell table:style-name="ce25" table:number-columns-repeated="4"/>
          <table:table-cell table:style-name="ce45"/>
          <table:table-cell table:style-name="ce13"/>
          <table:table-cell table:style-name="ce21"/>
          <table:table-cell table:style-name="ce52"/>
          <table:table-cell table:style-name="ce21" table:number-columns-repeated="10"/>
          <table:table-cell table:style-name="ce68" table:number-columns-repeated="9"/>
          <table:table-cell table:number-columns-repeated="982"/>
        </table:table-row>
        <table:table-row table:style-name="ro13" table:number-rows-repeated="123"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1009"/>
        </table:table-row>
        <table:table-row table:style-name="ro13" table:number-rows-repeated="4"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1009"/>
        </table:table-row>
        <table:table-row table:style-name="ro13" table:number-rows-repeated="2">
          <table:table-cell table:style-name="ce9"/>
          <table:table-cell/>
          <table:table-cell table:style-name="ce9"/>
          <table:table-cell table:number-columns-repeated="5"/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 table:number-columns-repeated="1009"/>
        </table:table-row>
        <table:table-row table:style-name="ro13" table:number-rows-repeated="2">
          <table:table-cell table:style-name="ce9"/>
          <table:table-cell/>
          <table:table-cell table:style-name="ce9"/>
          <table:table-cell table:number-columns-repeated="7"/>
          <table:table-cell table:style-name="ce9"/>
          <table:table-cell table:number-columns-repeated="3"/>
          <table:table-cell table:style-name="ce9"/>
          <table:table-cell table:number-columns-repeated="1009"/>
        </table:table-row>
        <table:table-row table:style-name="ro13" table:number-rows-repeated="2">
          <table:table-cell table:style-name="ce9"/>
          <table:table-cell table:number-columns-repeated="9"/>
          <table:table-cell table:style-name="ce9"/>
          <table:table-cell table:number-columns-repeated="3"/>
          <table:table-cell table:style-name="ce9"/>
          <table:table-cell table:number-columns-repeated="1009"/>
        </table:table-row>
        <table:table-row table:style-name="ro13" table:number-rows-repeated="5">
          <table:table-cell table:style-name="ce9"/>
          <table:table-cell table:number-columns-repeated="13"/>
          <table:table-cell table:style-name="ce9"/>
          <table:table-cell table:number-columns-repeated="1009"/>
        </table:table-row>
        <table:table-row table:style-name="ro13" table:number-rows-repeated="21">
          <table:table-cell table:number-columns-repeated="14"/>
          <table:table-cell table:style-name="ce9"/>
          <table:table-cell table:number-columns-repeated="1009"/>
        </table:table-row>
        <table:table-row table:style-name="ro13" table:number-rows-repeated="104833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09:41:37.065745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09-07T09:43:52.517572758</dc:date>
    <meta:editing-duration>PT1H38M59S</meta:editing-duration>
    <meta:editing-cycles>18</meta:editing-cycles>
    <meta:generator>LibreOffice/4.2.8.2$Linux_x86 LibreOffice_project/420m0$Build-2</meta:generator>
    <meta:document-statistic meta:table-count="1" meta:cell-count="243" meta:object-count="0"/>
  </office:meta>
</office:document-meta>
</file>